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4.664cm" style:use-optimal-column-width="false"/>
    </style:style>
    <style:style style:name="co2" style:family="table-column">
      <style:table-column-properties style:column-width="4.675cm" style:use-optimal-column-width="false"/>
    </style:style>
    <style:style style:name="ro1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4cm" svg:height="1.2cm" svg:x="2.4cm" svg:y="3cm">
          <text:p text:style-name="P1">Victim</text:p>
        </draw:rect>
        <draw:rect draw:style-name="gr1" draw:text-style-name="P1" draw:layer="layout" svg:width="3.4cm" svg:height="1.2cm" svg:x="7.4cm" svg:y="3cm">
          <text:p text:style-name="P1">Attacker</text:p>
        </draw:rect>
        <draw:line draw:style-name="gr2" draw:text-style-name="P1" draw:layer="layout" svg:x1="5.8cm" svg:y1="3.4cm" svg:x2="7.4cm" svg:y2="3.4cm">
          <text:p/>
        </draw:line>
        <draw:rect draw:style-name="gr1" draw:text-style-name="P1" draw:layer="layout" svg:width="3.4cm" svg:height="1.2cm" svg:x="12.4cm" svg:y="3cm">
          <text:p text:style-name="P1">Proxy8080</text:p>
        </draw:rect>
        <draw:line draw:style-name="gr3" draw:text-style-name="P1" draw:layer="layout" svg:x1="10.8cm" svg:y1="3.4cm" svg:x2="12.4cm" svg:y2="3.4cm">
          <text:p/>
        </draw:line>
        <draw:rect draw:style-name="gr1" draw:text-style-name="P1" draw:layer="layout" svg:width="3.4cm" svg:height="1.2cm" svg:x="17.4cm" svg:y="3cm">
          <text:p text:style-name="P1">Proxy8081</text:p>
        </draw:rect>
        <draw:line draw:style-name="gr3" draw:text-style-name="P1" draw:layer="layout" svg:x1="15.8cm" svg:y1="3.4cm" svg:x2="17.4cm" svg:y2="3.4cm">
          <text:p/>
        </draw:line>
        <draw:rect draw:style-name="gr1" draw:text-style-name="P1" draw:layer="layout" svg:width="3.4cm" svg:height="1.2cm" svg:x="22.4cm" svg:y="3cm">
          <text:p text:style-name="P1">Server</text:p>
        </draw:rect>
        <draw:line draw:style-name="gr2" draw:text-style-name="P1" draw:layer="layout" svg:x1="20.8cm" svg:y1="3.4cm" svg:x2="22.4cm" svg:y2="3.4cm">
          <text:p/>
        </draw:line>
        <draw:line draw:style-name="gr2" draw:text-style-name="P1" draw:layer="layout" svg:x1="22.4cm" svg:y1="3.8cm" svg:x2="20.8cm" svg:y2="3.8cm">
          <text:p/>
        </draw:line>
        <draw:line draw:style-name="gr3" draw:text-style-name="P1" draw:layer="layout" svg:x1="17.4cm" svg:y1="3.8cm" svg:x2="15.8cm" svg:y2="3.8cm">
          <text:p/>
        </draw:line>
        <draw:line draw:style-name="gr3" draw:text-style-name="P1" draw:layer="layout" svg:x1="12.4cm" svg:y1="3.8cm" svg:x2="10.8cm" svg:y2="3.8cm">
          <text:p/>
        </draw:line>
        <draw:line draw:style-name="gr2" draw:text-style-name="P1" draw:layer="layout" svg:x1="7.4cm" svg:y1="3.8cm" svg:x2="5.8cm" svg:y2="3.8cm">
          <text:p/>
        </draw:line>
        <draw:frame draw:style-name="standard" draw:layer="layout" svg:width="23.33cm" svg:height="8.774cm" svg:x="2.291cm" svg:y="6.9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SrcIp</text:p>
              </table:table-cell>
              <table:table-cell>
                <text:p>SrcPort</text:p>
              </table:table-cell>
              <table:table-cell>
                <text:p>DstIp</text:p>
              </table:table-cell>
              <table:table-cell>
                <text:p>DstPort</text:p>
              </table:table-cell>
            </table:table-row>
            <table:table-row table:style-name="ro1" table:default-cell-style-name="ce1">
              <table:table-cell>
                <text:p>V &gt; A</text:p>
              </table:table-cell>
              <table:table-cell>
                <text:p>Vi</text:p>
              </table:table-cell>
              <table:table-cell>
                <text:p>Vr(random)</text:p>
              </table:table-cell>
              <table:table-cell>
                <text:p>Si</text:p>
              </table:table-cell>
              <table:table-cell>
                <text:p>Sp(80)</text:p>
              </table:table-cell>
            </table:table-row>
            <table:table-row table:style-name="ro1" table:default-cell-style-name="ce1">
              <table:table-cell>
                <text:p>A &gt; P1</text:p>
              </table:table-cell>
              <table:table-cell>
                <text:p>127.0.0.1</text:p>
              </table:table-cell>
              <table:table-cell>
                <text:p>Ap(autoInc)</text:p>
              </table:table-cell>
              <table:table-cell>
                <text:p>127.0.0.1</text:p>
              </table:table-cell>
              <table:table-cell>
                <text:p>P1p(8080)</text:p>
              </table:table-cell>
            </table:table-row>
            <table:table-row table:style-name="ro1" table:default-cell-style-name="ce1">
              <table:table-cell>
                <text:p>P1 &gt; P2</text:p>
              </table:table-cell>
              <table:table-cell>
                <text:p>127.0.0.1</text:p>
              </table:table-cell>
              <table:table-cell>
                <text:p>P1r(random)</text:p>
              </table:table-cell>
              <table:table-cell>
                <text:p>127.0.0.1</text:p>
              </table:table-cell>
              <table:table-cell>
                <text:p>P2p(8081)</text:p>
              </table:table-cell>
            </table:table-row>
            <table:table-row table:style-name="ro1" table:default-cell-style-name="ce1">
              <table:table-cell>
                <text:p>P2 &gt; S</text:p>
              </table:table-cell>
              <table:table-cell>
                <text:p>NIC</text:p>
              </table:table-cell>
              <table:table-cell>
                <text:p>P2r(random)</text:p>
              </table:table-cell>
              <table:table-cell>
                <text:p>Si</text:p>
              </table:table-cell>
              <table:table-cell>
                <text:p>Sp(80)</text:p>
              </table:table-cell>
            </table:table-row>
            <table:table-row table:style-name="ro1" table:default-cell-style-name="ce1">
              <table:table-cell>
                <text:p>S &gt; P2</text:p>
              </table:table-cell>
              <table:table-cell>
                <text:p>Si</text:p>
              </table:table-cell>
              <table:table-cell>
                <text:p>Sp(80)</text:p>
              </table:table-cell>
              <table:table-cell>
                <text:p>NIC</text:p>
              </table:table-cell>
              <table:table-cell>
                <text:p>P2r(random)</text:p>
              </table:table-cell>
            </table:table-row>
            <table:table-row table:style-name="ro1" table:default-cell-style-name="ce1">
              <table:table-cell>
                <text:p>P2 &gt; P1</text:p>
              </table:table-cell>
              <table:table-cell>
                <text:p>127.0.0.1</text:p>
              </table:table-cell>
              <table:table-cell>
                <text:p>P2p(8081)</text:p>
              </table:table-cell>
              <table:table-cell>
                <text:p>127.0.0.1</text:p>
              </table:table-cell>
              <table:table-cell>
                <text:p>P1r(random)</text:p>
              </table:table-cell>
            </table:table-row>
            <table:table-row table:style-name="ro1" table:default-cell-style-name="ce1">
              <table:table-cell>
                <text:p>P1 &gt; A</text:p>
              </table:table-cell>
              <table:table-cell>
                <text:p>127.0.0.1</text:p>
              </table:table-cell>
              <table:table-cell>
                <text:p>P1p(8080)</text:p>
              </table:table-cell>
              <table:table-cell>
                <text:p>127.0.0.1</text:p>
              </table:table-cell>
              <table:table-cell>
                <text:p>Ap(autoInc)</text:p>
              </table:table-cell>
            </table:table-row>
            <table:table-row table:style-name="ro1" table:default-cell-style-name="ce1">
              <table:table-cell>
                <text:p>A &gt; V</text:p>
              </table:table-cell>
              <table:table-cell>
                <text:p>Si</text:p>
              </table:table-cell>
              <table:table-cell>
                <text:p>Sp(80)</text:p>
              </table:table-cell>
              <table:table-cell>
                <text:p>Vi</text:p>
              </table:table-cell>
              <table:table-cell>
                <text:p>Vr(random)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1" draw:layer="layout" svg:x1="19.8cm" svg:y1="5.163cm" svg:x2="21.4cm" svg:y2="5.163cm">
          <text:p/>
        </draw:line>
        <draw:frame draw:style-name="gr4" draw:layer="layout" svg:width="4.6cm" svg:height="0.963cm" svg:x="22cm" svg:y="4.6cm">
          <draw:text-box>
            <text:p>real intf</text:p>
          </draw:text-box>
        </draw:frame>
        <draw:line draw:style-name="gr3" draw:text-style-name="P1" draw:layer="layout" svg:x1="19.8cm" svg:y1="6.126cm" svg:x2="21.4cm" svg:y2="6.126cm">
          <text:p/>
        </draw:line>
        <draw:frame draw:style-name="gr4" draw:layer="layout" svg:width="4.6cm" svg:height="0.963cm" svg:x="22cm" svg:y="5.563cm">
          <draw:text-box>
            <text:p>127.0.0.1 intf</text:p>
          </draw:text-box>
        </draw:frame>
        <draw:frame draw:style-name="gr5" draw:layer="layout" svg:width="7.716cm" svg:height="2.387cm" svg:x="17.6cm" svg:y="16.6cm">
          <draw:text-box>
            <text:p>80 : well known</text:p>
            <text:p>8080 : proxy 1 server port</text:p>
            <text:p>8081 : proxy 2 server port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굴림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lbert Lee</meta:initial-creator>
    <meta:creation-date>2014-04-06T04:23:51.79</meta:creation-date>
    <meta:editing-duration>PT3H37M18S</meta:editing-duration>
    <meta:editing-cycles>13</meta:editing-cycles>
    <dc:date>2014-04-07T01:52:37.46</dc:date>
    <dc:creator>Gilbert Lee</dc:creator>
    <meta:generator>OpenOffice/4.0.1$Win32 OpenOffice.org_project/401m5$Build-9714</meta:generator>
    <meta:document-statistic meta:object-count="42"/>
  </office:meta>
</office:document-meta>
</file>